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fo:language="hy" fo:country="AM"/>
    </style:style>
    <style:style style:name="P2" style:parent-style-name="Normal" style:family="paragraph">
      <style:text-properties fo:language="hy" fo:country="AM"/>
    </style:style>
    <style:style style:name="P3" style:parent-style-name="Normal" style:family="paragraph">
      <style:text-properties fo:language="hy" fo:country="AM"/>
    </style:style>
    <style:style style:name="T4" style:parent-style-name="DefaultParagraphFont" style:family="text">
      <style:text-properties fo:language="hy" fo:country="AM"/>
    </style:style>
    <style:style style:name="T5" style:parent-style-name="DefaultParagraphFont" style:family="text">
      <style:text-properties fo:language="hy" fo:country="AM"/>
    </style:style>
    <style:style style:name="T6" style:parent-style-name="DefaultParagraphFont" style:family="text">
      <style:text-properties fo:language="hy" fo:country="AM"/>
    </style:style>
    <style:style style:name="T7" style:parent-style-name="DefaultParagraphFont" style:family="text">
      <style:text-properties fo:language="hy" fo:country="AM"/>
    </style:style>
    <style:style style:name="T8" style:parent-style-name="DefaultParagraphFont" style:family="text">
      <style:text-properties fo:language="hy" fo:country="AM"/>
    </style:style>
    <style:style style:name="T9" style:parent-style-name="DefaultParagraphFont" style:family="text">
      <style:text-properties fo:language="hy" fo:country="AM"/>
    </style:style>
    <style:style style:name="T10" style:parent-style-name="DefaultParagraphFont" style:family="text">
      <style:text-properties fo:language="hy" fo:country="AM"/>
    </style:style>
    <style:style style:name="T11" style:parent-style-name="DefaultParagraphFont" style:family="text">
      <style:text-properties fo:language="hy" fo:country="AM"/>
    </style:style>
    <style:style style:name="T12" style:parent-style-name="DefaultParagraphFont" style:family="text">
      <style:text-properties fo:language="hy" fo:country="AM"/>
    </style:style>
    <style:style style:name="T13" style:parent-style-name="DefaultParagraphFont" style:family="text">
      <style:text-properties fo:language="hy" fo:country="AM"/>
    </style:style>
    <style:style style:name="T14" style:parent-style-name="DefaultParagraphFont" style:family="text">
      <style:text-properties fo:language="hy" fo:country="AM"/>
    </style:style>
    <style:style style:name="T15" style:parent-style-name="DefaultParagraphFont" style:family="text">
      <style:text-properties fo:language="hy" fo:country="AM"/>
    </style:style>
    <style:style style:name="T16" style:parent-style-name="DefaultParagraphFont" style:family="text">
      <style:text-properties fo:language="hy" fo:country="AM"/>
    </style:style>
    <style:style style:name="P17" style:parent-style-name="Normal" style:family="paragraph">
      <style:text-properties fo:language="hy" fo:country="AM"/>
    </style:style>
    <style:style style:name="T18" style:parent-style-name="DefaultParagraphFont" style:family="text">
      <style:text-properties fo:language="hy" fo:country="AM"/>
    </style:style>
    <style:style style:name="T19" style:parent-style-name="DefaultParagraphFont" style:family="text">
      <style:text-properties fo:language="hy" fo:country="AM"/>
    </style:style>
    <style:style style:name="T20" style:parent-style-name="DefaultParagraphFont" style:family="text">
      <style:text-properties fo:language="hy" fo:country="AM"/>
    </style:style>
    <style:style style:name="P21" style:parent-style-name="Normal" style:family="paragraph">
      <style:text-properties fo:language="hy" fo:country="AM"/>
    </style:style>
  </office:automatic-styles>
  <office:body>
    <office:text text:use-soft-page-breaks="true">
      <text:p text:style-name="P1">Ծանոթացում<text:s/></text:p>
      <text:p text:style-name="P2"/>
      <text:p text:style-name="P3">Պաշպանական տեղատվական մեխանիզմների հետ․</text:p>
      <text:p text:style-name="Normal"><text:span text:style-name="T4">1․<text:s/></text:span>WAF,<text:s/><text:span text:style-name="T5">Դա<text:s/></text:span>OSI<text:s/><text:span text:style-name="T6">մոդելի 7րդ շերտի պաշպանողական մեխանիզմ որը բացվում է<text:s/></text:span>Web Application Firewall<text:s/><text:span text:style-name="T7">Հիմնականում մեզ պաշպանում է<text:s/></text:span>XSS/ Crossit</text:p>
      <text:p text:style-name="Normal"/>
      <text:p text:style-name="Normal">2.<text:s/><text:span text:style-name="T8">Մյուս պաշպանողկանա մեխանիզմը դա<text:s/></text:span>Firewall<text:s/><text:span text:style-name="T9">է,<text:s/></text:span><text:span text:style-name="T10"><text:s/></text:span><text:span text:style-name="T11">Կարող է իրականացնել պաշպանություն<text:s/></text:span>OSI<text:s/><text:span text:style-name="T12">մոդելի 3-4 մակարդակնորում</text:span><text:span text:style-name="T13">,<text:s/></text:span>վերլացություն կատարելու<text:s/>համար<text:s/>օկտագորցում է<text:s/>IDS-I<text:s/>օգնությամբ<text:s/>IDS<text:s/>դա մի<text:s/><text:s/>համակարգ է<text:s/>որը<text:s/>կարողանում է<text:s/><text:span text:style-name="T14">հայտնաբերել հարցակման տեսակները, գնահատել ռիսկերը և տեղապոխել ինֆորմացիան<text:s/></text:span>IPS-<text:span text:style-name="T15">ին,<text:s/></text:span>IPS-<text:span text:style-name="T16">նել կատարում է թույլատրման կամ արգելապագման պռոցեսը․</text:span></text:p>
      <text:p text:style-name="P17"/>
      <text:p text:style-name="Normal">IDS<text:s/><text:span text:style-name="T18">ինքնիրանով չի կարաում բլոկման պռոցեսը,<text:s/></text:span>IPS<text:s/><text:span text:style-name="T19">կատարում է<text:s/></text:span>Firewall-<text:span text:style-name="T20">ի գործոզություները․<text:s/>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4-26T07:17:00Z</meta:creation-date>
    <dc:date>2024-04-26T08:13:00Z</dc:date>
    <meta:template xlink:href="Normal.dotm" xlink:type="simple"/>
    <meta:editing-cycles>7</meta:editing-cycles>
    <meta:editing-duration>PT840S</meta:editing-duration>
    <meta:document-statistic meta:page-count="1" meta:paragraph-count="1" meta:word-count="94" meta:character-count="629" meta:row-count="4" meta:non-whitespace-character-count="536"/>
  </office:meta>
</office:document-meta>
</file>